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56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9"/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129">
      <style:table-cell-properties style:rotation-align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51pt" svg:height="255.09pt" svg:x="844.72pt" svg:y="212.26pt">
            <draw:object draw:notify-on-update-of-ranges="TESTREPEATS_1.C21:TESTREPEATS_1.K21 TESTREPEATS_1.C21:TESTREPEATS_1.K21 TESTREPEATS_1.B23:TESTREPEATS_1.B23 TESTREPEATS_1.C23:TESTREPEATS_1.K23 TESTREPEATS_1.C21:TESTREPEATS_1.K21 TESTREPEATS_1.B6:TESTREPEATS_1.B6 TESTREPEATS_1.C6:TESTREPEATS_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5.31pt" svg:y="224.9pt">
            <draw:object draw:notify-on-update-of-ranges="TESTREPEATS_1.C21:TESTREPEATS_1.K21 TESTREPEATS_1.C21:TESTREPEATS_1.K21 TESTREPEATS_1.B14:TESTREPEATS_1.B14 TESTREPEATS_1.C14:TESTREPEATS_1.K14 TESTREPEATS_1.C21:TESTREPEATS_1.K21 TESTREPEATS_1.B6:TESTREPEATS_1.B6 TESTREPEATS_1.C6:TESTREPEATS_1.K6 TESTREPEATS_1.C2:TESTREPEATS_1.C3 TESTREPEATS_1.B2:TESTREPEATS_1.B2 TESTREPEATS_1.D2:TESTREPEATS_1.D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67.09pt" svg:y="495.55pt">
            <draw:object draw:notify-on-update-of-ranges="TESTREPEATS_1.C21:TESTREPEATS_1.K21 TESTREPEATS_1.C21:TESTREPEATS_1.K21 TESTREPEATS_1.B6:TESTREPEATS_1.B6 TESTREPEATS_1.C6:TESTREPEATS_1.K6 TESTREPEATS_1.C21:TESTREPEATS_1.K21 TESTREPEATS_1.B18:TESTREPEATS_1.B18 TESTREPEATS_1.C18:TESTREPEATS_1.K18 TESTREPEATS_1.C2:TESTREPEATS_1.C3 TESTREPEATS_1.B2:TESTREPEATS_1.B2 TESTREPEATS_1.D2:TESTREPEATS_1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5]/([.C83]/1000)" office:value-type="string" office:string-value="" calcext:value-type="error">
            <text:p>#DIV/0!</text:p>
          </table:table-cell>
          <table:table-cell table:style-name="ce5" table:formula="of:=[.$C$5]/([.D83]/1000)" office:value-type="string" office:string-value="" calcext:value-type="error">
            <text:p>#DIV/0!</text:p>
          </table:table-cell>
          <table:table-cell table:style-name="ce5" table:formula="of:=[.$C$5]/([.E83]/1000)" office:value-type="string" office:string-value="" calcext:value-type="error">
            <text:p>#DIV/0!</text:p>
          </table:table-cell>
          <table:table-cell table:style-name="ce5" table:formula="of:=[.$C$5]/([.F83]/1000)" office:value-type="string" office:string-value="" calcext:value-type="error">
            <text:p>#DIV/0!</text:p>
          </table:table-cell>
          <table:table-cell table:style-name="ce5" table:formula="of:=[.$C$5]/([.G83]/1000)" office:value-type="string" office:string-value="" calcext:value-type="error">
            <text:p>#DIV/0!</text:p>
          </table:table-cell>
          <table:table-cell table:style-name="ce5" table:formula="of:=[.$C$5]/([.H83]/1000)" office:value-type="string" office:string-value="" calcext:value-type="error">
            <text:p>#DIV/0!</text:p>
          </table:table-cell>
          <table:table-cell table:style-name="ce5" table:formula="of:=[.$C$5]/([.I83]/1000)" office:value-type="string" office:string-value="" calcext:value-type="error">
            <text:p>#DIV/0!</text:p>
          </table:table-cell>
          <table:table-cell table:style-name="ce5" table:formula="of:=[.$C$5]/([.J83]/1000)" office:value-type="string" office:string-value="" calcext:value-type="error">
            <text:p>#DIV/0!</text:p>
          </table:table-cell>
          <table:table-cell table:style-name="ce5" table:formula="of:=[.$C$5]/([.K83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9" table:style-name="ce2" office:value-type="string" calcext:value-type="string">
            <text:p>128x72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9" table:style-name="ce6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9" table:style-name="ce6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6" table:number-columns-repeated="9"/>
        </table:table-row>
        <table:table-row table:style-name="ro1">
          <table:table-cell/>
          <table:table-cell table:style-name="ce2" office:value-type="string" calcext:value-type="string">
            <text:p>HorizontalSegment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VeriticalSegment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NumberOfSegments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PercentageAreaCoveredHorizontal</text:p>
          </table:table-cell>
          <table:table-cell table:style-name="ce3" office:value-type="float" office:value="0.9765625" calcext:value-type="float">
            <text:p>0.977</text:p>
          </table:table-cell>
          <table:table-cell table:number-columns-repeated="3" table:style-name="ce3" office:value-type="float" office:value="0.9375" calcext:value-type="float">
            <text:p>0.938</text:p>
          </table:table-cell>
          <table:table-cell table:style-name="ce3" office:value-type="float" office:value="0.8203125" calcext:value-type="float">
            <text:p>0.820</text:p>
          </table:table-cell>
          <table:table-cell table:style-name="ce3" office:value-type="float" office:value="0.9375" calcext:value-type="float">
            <text:p>0.938</text:p>
          </table:table-cell>
          <table:table-cell table:style-name="ce3" office:value-type="float" office:value="0.78125" calcext:value-type="float">
            <text:p>0.781</text:p>
          </table:table-cell>
          <table:table-cell table:style-name="ce3" office:value-type="float" office:value="0.9375" calcext:value-type="float">
            <text:p>0.938</text:p>
          </table:table-cell>
          <table:table-cell table:style-name="ce3" office:value-type="float" office:value="0.546875" calcext:value-type="float">
            <text:p>0.547</text:p>
          </table:table-cell>
        </table:table-row>
        <table:table-row table:style-name="ro1">
          <table:table-cell/>
          <table:table-cell table:style-name="ce3" office:value-type="string" calcext:value-type="string">
            <text:p>PercentageAreaCoveredVertical</text:p>
          </table:table-cell>
          <table:table-cell table:number-columns-repeated="2" table:style-name="ce3" office:value-type="float" office:value="0.972222222222222" calcext:value-type="float">
            <text:p>0.972</text:p>
          </table:table-cell>
          <table:table-cell table:number-columns-repeated="2" table:style-name="ce3" office:value-type="float" office:value="0.833333333333333" calcext:value-type="float">
            <text:p>0.833</text:p>
          </table:table-cell>
          <table:table-cell table:style-name="ce3" office:value-type="float" office:value="0.972222222222222" calcext:value-type="float">
            <text:p>0.972</text:p>
          </table:table-cell>
          <table:table-cell table:style-name="ce3" office:value-type="float" office:value="0.555555555555556" calcext:value-type="float">
            <text:p>0.556</text:p>
          </table:table-cell>
          <table:table-cell table:style-name="ce3" office:value-type="float" office:value="0.694444444444444" calcext:value-type="float">
            <text:p>0.694</text:p>
          </table:table-cell>
          <table:table-cell table:style-name="ce3" office:value-type="float" office:value="0.833333333333333" calcext:value-type="float">
            <text:p>0.833</text:p>
          </table:table-cell>
          <table:table-cell table:style-name="ce3" office:value-type="float" office:value="0.972222222222222" calcext:value-type="float">
            <text:p>0.972</text:p>
          </table:table-cell>
        </table:table-row>
        <table:table-row table:style-name="ro1">
          <table:table-cell/>
          <table:table-cell table:style-name="ce4" office:value-type="string" calcext:value-type="string">
            <text:p>AreaCovered</text:p>
          </table:table-cell>
          <table:table-cell table:style-name="ce7" office:value-type="float" office:value="0.974392361111111" calcext:value-type="float">
            <text:p>0.97</text:p>
          </table:table-cell>
          <table:table-cell table:style-name="ce7" office:value-type="float" office:value="0.954861111111111" calcext:value-type="float">
            <text:p>0.95</text:p>
          </table:table-cell>
          <table:table-cell table:number-columns-repeated="2" table:style-name="ce7" office:value-type="float" office:value="0.885416666666667" calcext:value-type="float">
            <text:p>0.89</text:p>
          </table:table-cell>
          <table:table-cell table:style-name="ce7" office:value-type="float" office:value="0.896267361111111" calcext:value-type="float">
            <text:p>0.90</text:p>
          </table:table-cell>
          <table:table-cell table:style-name="ce7" office:value-type="float" office:value="0.746527777777778" calcext:value-type="float">
            <text:p>0.75</text:p>
          </table:table-cell>
          <table:table-cell table:style-name="ce7" office:value-type="float" office:value="0.737847222222222" calcext:value-type="float">
            <text:p>0.74</text:p>
          </table:table-cell>
          <table:table-cell table:style-name="ce7" office:value-type="float" office:value="0.885416666666667" calcext:value-type="float">
            <text:p>0.89</text:p>
          </table:table-cell>
          <table:table-cell table:style-name="ce7" office:value-type="float" office:value="0.759548611111111" calcext:value-type="float">
            <text:p>0.76</text:p>
          </table:table-cell>
        </table:table-row>
        <table:table-row table:style-name="ro1">
          <table:table-cell/>
          <table:table-cell table:style-name="ce4" office:value-type="string" calcext:value-type="string">
            <text:p>AreaCovered(PerSegment)</text:p>
          </table:table-cell>
          <table:table-cell table:style-name="ce8" table:formula="of:=[.C17]/[.C14]" office:value-type="float" office:value="0.00278397817460317" calcext:value-type="float">
            <text:p>0.003</text:p>
          </table:table-cell>
          <table:table-cell table:style-name="ce8" table:formula="of:=[.D17]/[.D14]" office:value-type="float" office:value="0.0113673941798942" calcext:value-type="float">
            <text:p>0.011</text:p>
          </table:table-cell>
          <table:table-cell table:style-name="ce8" table:formula="of:=[.E17]/[.E14]" office:value-type="float" office:value="0.0491898148148148" calcext:value-type="float">
            <text:p>0.049</text:p>
          </table:table-cell>
          <table:table-cell table:style-name="ce8" table:formula="of:=[.F17]/[.F14]" office:value-type="float" office:value="0.110677083333333" calcext:value-type="float">
            <text:p>0.111</text:p>
          </table:table-cell>
          <table:table-cell table:style-name="ce8" table:formula="of:=[.G17]/[.G14]" office:value-type="float" office:value="0.149377893518519" calcext:value-type="float">
            <text:p>0.149</text:p>
          </table:table-cell>
          <table:table-cell table:style-name="ce8" table:formula="of:=[.H17]/[.H14]" office:value-type="float" office:value="0.248842592592593" calcext:value-type="float">
            <text:p>0.249</text:p>
          </table:table-cell>
          <table:table-cell table:style-name="ce8" table:formula="of:=[.I17]/[.I14]" office:value-type="float" office:value="0.368923611111111" calcext:value-type="float">
            <text:p>0.369</text:p>
          </table:table-cell>
          <table:table-cell table:style-name="ce8" table:formula="of:=[.J17]/[.J14]" office:value-type="float" office:value="0.442708333333334" calcext:value-type="float">
            <text:p>0.443</text:p>
          </table:table-cell>
          <table:table-cell table:style-name="ce8" table:formula="of:=[.K17]/[.K14]" office:value-type="float" office:value="0.759548611111111" calcext:value-type="float">
            <text:p>0.760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 table:number-rows-repeated="10484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5" table:style-name="ta1">
        <table:shapes>
          <draw:frame draw:z-index="0" draw:style-name="gr1" draw:text-style-name="P1" svg:width="453.51pt" svg:height="255.09pt" svg:x="564.01pt" svg:y="151.91pt">
            <draw:object draw:notify-on-update-of-ranges="TESTREPEATS_5.C9:TESTREPEATS_5.K9 TESTREPEATS_5.C9:TESTREPEATS_5.K9 TESTREPEATS_5.B11:TESTREPEATS_5.B11 TESTREPEATS_5.C11:TESTREPEATS_5.K11 TESTREPEATS_5.C9:TESTREPEATS_5.K9 TESTREPEATS_5.B7:TESTREPEATS_5.B7 TESTREPEATS_5.C7:TESTREPEATS_5.K7 TESTREPEATS_5.C3:TESTREPEATS_5.C4 TESTREPEATS_5.B3:TESTREPEATS_5.B3 TESTREPEATS_5.D3:TESTREPEATS_5.D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6]/([.C71]/1000)" office:value-type="string" office:string-value="" calcext:value-type="error">
            <text:p>#DIV/0!</text:p>
          </table:table-cell>
          <table:table-cell table:style-name="ce5" table:formula="of:=[.$C$6]/([.D71]/1000)" office:value-type="string" office:string-value="" calcext:value-type="error">
            <text:p>#DIV/0!</text:p>
          </table:table-cell>
          <table:table-cell table:style-name="ce5" table:formula="of:=[.$C$6]/([.E71]/1000)" office:value-type="string" office:string-value="" calcext:value-type="error">
            <text:p>#DIV/0!</text:p>
          </table:table-cell>
          <table:table-cell table:style-name="ce5" table:formula="of:=[.$C$6]/([.F71]/1000)" office:value-type="string" office:string-value="" calcext:value-type="error">
            <text:p>#DIV/0!</text:p>
          </table:table-cell>
          <table:table-cell table:style-name="ce5" table:formula="of:=[.$C$6]/([.G71]/1000)" office:value-type="string" office:string-value="" calcext:value-type="error">
            <text:p>#DIV/0!</text:p>
          </table:table-cell>
          <table:table-cell table:style-name="ce5" table:formula="of:=[.$C$6]/([.H71]/1000)" office:value-type="string" office:string-value="" calcext:value-type="error">
            <text:p>#DIV/0!</text:p>
          </table:table-cell>
          <table:table-cell table:style-name="ce5" table:formula="of:=[.$C$6]/([.I71]/1000)" office:value-type="string" office:string-value="" calcext:value-type="error">
            <text:p>#DIV/0!</text:p>
          </table:table-cell>
          <table:table-cell table:style-name="ce5" table:formula="of:=[.$C$6]/([.J71]/1000)" office:value-type="string" office:string-value="" calcext:value-type="error">
            <text:p>#DIV/0!</text:p>
          </table:table-cell>
          <table:table-cell table:style-name="ce5" table:formula="of:=[.$C$6]/([.K71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9"/>
          <table:table-cell table:number-columns-repeated="8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51pt" svg:height="255.09pt" svg:x="790.7pt" svg:y="33.02pt">
            <draw:object draw:notify-on-update-of-ranges="TESTREPEATS_10.C9:TESTREPEATS_10.K9 TESTREPEATS_10.C9:TESTREPEATS_10.K9 TESTREPEATS_10.B11:TESTREPEATS_10.B11 TESTREPEATS_10.C11:TESTREPEATS_10.K11 TESTREPEATS_10.C9:TESTREPEATS_10.K9 TESTREPEATS_10.B7:TESTREPEATS_10.B7 TESTREPEATS_10.C7:TESTREPEATS_10.K7 TESTREPEATS_10.C3:TESTREPEATS_10.C4 TESTREPEATS_10.B3:TESTREPEATS_10.B3 TESTREPEATS_10.D3:TESTREPEATS_10.D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6]/([.C71]/1000)" office:value-type="float" office:value="0.546522749009428" calcext:value-type="float">
            <text:p>0.547</text:p>
          </table:table-cell>
          <table:table-cell table:style-name="ce5" table:formula="of:=[.$C$6]/([.D71]/1000)" office:value-type="float" office:value="0.662605142552134" calcext:value-type="float">
            <text:p>0.663</text:p>
          </table:table-cell>
          <table:table-cell table:style-name="ce5" table:formula="of:=[.$C$6]/([.E71]/1000)" office:value-type="float" office:value="0.775661466862018" calcext:value-type="float">
            <text:p>0.776</text:p>
          </table:table-cell>
          <table:table-cell table:style-name="ce5" table:formula="of:=[.$C$6]/([.F71]/1000)" office:value-type="float" office:value="0.769691268280168" calcext:value-type="float">
            <text:p>0.770</text:p>
          </table:table-cell>
          <table:table-cell table:style-name="ce5" table:formula="of:=[.$C$6]/([.G71]/1000)" office:value-type="float" office:value="1.10432835363048" calcext:value-type="float">
            <text:p>1.104</text:p>
          </table:table-cell>
          <table:table-cell table:style-name="ce5" table:formula="of:=[.$C$6]/([.H71]/1000)" office:value-type="float" office:value="1.12093660480757" calcext:value-type="float">
            <text:p>1.121</text:p>
          </table:table-cell>
          <table:table-cell table:style-name="ce5" table:formula="of:=[.$C$6]/([.I71]/1000)" office:value-type="float" office:value="1.0634526763559" calcext:value-type="float">
            <text:p>1.063</text:p>
          </table:table-cell>
          <table:table-cell table:style-name="ce5" table:formula="of:=[.$C$6]/([.J71]/1000)" office:value-type="float" office:value="0.774943493703584" calcext:value-type="float">
            <text:p>0.775</text:p>
          </table:table-cell>
          <table:table-cell table:style-name="ce5" table:formula="of:=[.$C$6]/([.K71]/1000)" office:value-type="float" office:value="1.07251385330394" calcext:value-type="float">
            <text:p>1.0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152234" calcext:value-type="float">
            <text:p>0.152234</text:p>
          </table:table-cell>
          <table:table-cell office:value-type="float" office:value="0.239734" calcext:value-type="float">
            <text:p>0.239734</text:p>
          </table:table-cell>
          <table:table-cell office:value-type="float" office:value="0.386293" calcext:value-type="float">
            <text:p>0.386293</text:p>
          </table:table-cell>
          <table:table-cell office:value-type="float" office:value="0.431304" calcext:value-type="float">
            <text:p>0.43130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13889" calcext:value-type="float">
            <text:p>0.513889</text:p>
          </table:table-cell>
          <table:table-cell office:value-type="float" office:value="0.619718" calcext:value-type="float">
            <text:p>0.619718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153769" calcext:value-type="float">
            <text:p>0.153769</text:p>
          </table:table-cell>
          <table:table-cell office:value-type="float" office:value="0.229357" calcext:value-type="float">
            <text:p>0.229357</text:p>
          </table:table-cell>
          <table:table-cell office:value-type="float" office:value="0.381212" calcext:value-type="float">
            <text:p>0.381212</text:p>
          </table:table-cell>
          <table:table-cell office:value-type="float" office:value="0.437641" calcext:value-type="float">
            <text:p>0.437641</text:p>
          </table:table-cell>
          <table:table-cell office:value-type="float" office:value="0.440717" calcext:value-type="float">
            <text:p>0.440717</text:p>
          </table:table-cell>
          <table:table-cell office:value-type="float" office:value="0.541129" calcext:value-type="float">
            <text:p>0.541129</text:p>
          </table:table-cell>
          <table:table-cell office:value-type="float" office:value="0.474044" calcext:value-type="float">
            <text:p>0.474044</text:p>
          </table:table-cell>
          <table:table-cell office:value-type="float" office:value="0.527113" calcext:value-type="float">
            <text:p>0.527113</text:p>
          </table:table-cell>
          <table:table-cell office:value-type="float" office:value="0.639371" calcext:value-type="float">
            <text:p>0.6393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663" calcext:value-type="float">
            <text:p>66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096" calcext:value-type="float">
            <text:p>3096</text:p>
          </table:table-cell>
          <table:table-cell office:value-type="float" office:value="334" calcext:value-type="float">
            <text:p>334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5878" calcext:value-type="float">
            <text:p>5878</text:p>
          </table:table-cell>
          <table:table-cell office:value-type="float" office:value="2157" calcext:value-type="float">
            <text:p>2157</text:p>
          </table:table-cell>
          <table:table-cell office:value-type="float" office:value="455" calcext:value-type="float">
            <text:p>455</text:p>
          </table:table-cell>
          <table:table-cell office:value-type="float" office:value="207" calcext:value-type="float">
            <text:p>207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437" calcext:value-type="float">
            <text:p>1437</text:p>
          </table:table-cell>
          <table:table-cell office:value-type="float" office:value="450" calcext:value-type="float">
            <text:p>450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69" calcext:value-type="float">
            <text:p>26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77" calcext:value-type="float">
            <text:p>1277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593" calcext:value-type="float">
            <text:p>7593</text:p>
          </table:table-cell>
          <table:table-cell office:value-type="float" office:value="2247" calcext:value-type="float">
            <text:p>2247</text:p>
          </table:table-cell>
          <table:table-cell office:value-type="float" office:value="456" calcext:value-type="float">
            <text:p>456</text:p>
          </table:table-cell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31" calcext:value-type="float">
            <text:p>1831</text:p>
          </table:table-cell>
          <table:table-cell office:value-type="float" office:value="436" calcext:value-type="float">
            <text:p>43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14" calcext:value-type="float">
            <text:p>1114</text:p>
          </table:table-cell>
          <table:table-cell office:value-type="float" office:value="324" calcext:value-type="float">
            <text:p>324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133" calcext:value-type="float">
            <text:p>8133</text:p>
          </table:table-cell>
          <table:table-cell office:value-type="float" office:value="2173" calcext:value-type="float">
            <text:p>2173</text:p>
          </table:table-cell>
          <table:table-cell office:value-type="float" office:value="478" calcext:value-type="float">
            <text:p>478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16" calcext:value-type="float">
            <text:p>1916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18" calcext:value-type="float">
            <text:p>918</text:p>
          </table:table-cell>
          <table:table-cell office:value-type="float" office:value="258" calcext:value-type="float">
            <text:p>25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952" calcext:value-type="float">
            <text:p>7952</text:p>
          </table:table-cell>
          <table:table-cell office:value-type="float" office:value="2235" calcext:value-type="float">
            <text:p>2235</text:p>
          </table:table-cell>
          <table:table-cell office:value-type="float" office:value="504" calcext:value-type="float">
            <text:p>504</text:p>
          </table:table-cell>
          <table:table-cell office:value-type="float" office:value="227" calcext:value-type="float">
            <text:p>227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44" calcext:value-type="float">
            <text:p>1844</text:p>
          </table:table-cell>
          <table:table-cell office:value-type="float" office:value="393" calcext:value-type="float">
            <text:p>393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23" calcext:value-type="float">
            <text:p>17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98" calcext:value-type="float">
            <text:p>298</text:p>
          </table:table-cell>
          <table:table-cell office:value-type="float" office:value="341" calcext:value-type="float">
            <text:p>341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132" calcext:value-type="float">
            <text:p>2132</text:p>
          </table:table-cell>
          <table:table-cell office:value-type="float" office:value="781" calcext:value-type="float">
            <text:p>78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272" calcext:value-type="float">
            <text:p>7272</text:p>
          </table:table-cell>
          <table:table-cell office:value-type="float" office:value="1712" calcext:value-type="float">
            <text:p>1712</text:p>
          </table:table-cell>
          <table:table-cell office:value-type="float" office:value="453" calcext:value-type="float">
            <text:p>453</text:p>
          </table:table-cell>
          <table:table-cell office:value-type="float" office:value="235" calcext:value-type="float">
            <text:p>235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02" calcext:value-type="float">
            <text:p>1802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53" calcext:value-type="float">
            <text:p>553</text:p>
          </table:table-cell>
          <table:table-cell office:value-type="float" office:value="328" calcext:value-type="float">
            <text:p>328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67" calcext:value-type="float">
            <text:p>8467</text:p>
          </table:table-cell>
          <table:table-cell office:value-type="float" office:value="2161" calcext:value-type="float">
            <text:p>2161</text:p>
          </table:table-cell>
          <table:table-cell office:value-type="float" office:value="446" calcext:value-type="float">
            <text:p>446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83" calcext:value-type="float">
            <text:p>1983</text:p>
          </table:table-cell>
          <table:table-cell office:value-type="float" office:value="413" calcext:value-type="float">
            <text:p>41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76377" calcext:value-type="float">
            <text:p>0.176377</text:p>
          </table:table-cell>
          <table:table-cell office:value-type="float" office:value="0.139175" calcext:value-type="float">
            <text:p>0.139175</text:p>
          </table:table-cell>
          <table:table-cell office:value-type="float" office:value="0.273585" calcext:value-type="float">
            <text:p>0.273585</text:p>
          </table:table-cell>
          <table:table-cell office:value-type="float" office:value="0.319149" calcext:value-type="float">
            <text:p>0.319149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73997" calcext:value-type="float">
            <text:p>0.173997</text:p>
          </table:table-cell>
          <table:table-cell office:value-type="float" office:value="0.217252" calcext:value-type="float">
            <text:p>0.217252</text:p>
          </table:table-cell>
          <table:table-cell office:value-type="float" office:value="0.298077" calcext:value-type="float">
            <text:p>0.298077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41757" calcext:value-type="float">
            <text:p>0.141757</text:p>
          </table:table-cell>
          <table:table-cell office:value-type="float" office:value="0.147368" calcext:value-type="float">
            <text:p>0.147368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8058" calcext:value-type="float">
            <text:p>0.218058</text:p>
          </table:table-cell>
          <table:table-cell office:value-type="float" office:value="0.300813" calcext:value-type="float">
            <text:p>0.300813</text:p>
          </table:table-cell>
          <table:table-cell office:value-type="float" office:value="0.55" calcext:value-type="float">
            <text:p>0.5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391304" calcext:value-type="float">
            <text:p>0.39130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22634" calcext:value-type="float">
            <text:p>0.122634</text:p>
          </table:table-cell>
          <table:table-cell office:value-type="float" office:value="0.303922" calcext:value-type="float">
            <text:p>0.303922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92" calcext:value-type="float">
            <text:p>0.92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857143" calcext:value-type="float">
            <text:p>0.8571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4627" calcext:value-type="float">
            <text:p>0.174627</text:p>
          </table:table-cell>
          <table:table-cell office:value-type="float" office:value="0.217184" calcext:value-type="float">
            <text:p>0.217184</text:p>
          </table:table-cell>
          <table:table-cell office:value-type="float" office:value="0.234234" calcext:value-type="float">
            <text:p>0.234234</text:p>
          </table:table-cell>
          <table:table-cell office:value-type="float" office:value="0.392157" calcext:value-type="float">
            <text:p>0.392157</text:p>
          </table:table-cell>
          <table:table-cell office:value-type="float" office:value="0.35" calcext:value-type="float">
            <text:p>0.3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454545" calcext:value-type="float">
            <text:p>0.45454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15714" calcext:value-type="float">
            <text:p>0.315714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268519" calcext:value-type="float">
            <text:p>0.26851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28095" calcext:value-type="float">
            <text:p>0.128095</text:p>
          </table:table-cell>
          <table:table-cell office:value-type="float" office:value="0.134921" calcext:value-type="float">
            <text:p>0.134921</text:p>
          </table:table-cell>
          <table:table-cell office:value-type="float" office:value="0.287037" calcext:value-type="float">
            <text:p>0.287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087619" calcext:value-type="float">
            <text:p>0.08761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1905" calcext:value-type="float">
            <text:p>0.121905</text:p>
          </table:table-cell>
          <table:table-cell office:value-type="float" office:value="0.220238" calcext:value-type="float">
            <text:p>0.220238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41905" calcext:value-type="float">
            <text:p>0.141905</text:p>
          </table:table-cell>
          <table:table-cell office:value-type="float" office:value="0.676587" calcext:value-type="float">
            <text:p>0.676587</text:p>
          </table:table-cell>
          <table:table-cell office:value-type="float" office:value="0.944444" calcext:value-type="float">
            <text:p>0.944444</text:p>
          </table:table-cell>
          <table:table-cell table:number-columns-repeated="2" office:value-type="float" office:value="0.958333" calcext:value-type="float">
            <text:p>0.958333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557143" calcext:value-type="float">
            <text:p>0.0557143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26318" calcext:value-type="float">
            <text:p>0.226318</text:p>
          </table:table-cell>
          <table:table-cell office:value-type="float" office:value="0.121076" calcext:value-type="float">
            <text:p>0.121076</text:p>
          </table:table-cell>
          <table:table-cell office:value-type="float" office:value="0.271028" calcext:value-type="float">
            <text:p>0.271028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47559" calcext:value-type="float">
            <text:p>0.147559</text:p>
          </table:table-cell>
          <table:table-cell office:value-type="float" office:value="0.166463" calcext:value-type="float">
            <text:p>0.166463</text:p>
          </table:table-cell>
          <table:table-cell office:value-type="float" office:value="0.292453" calcext:value-type="float">
            <text:p>0.292453</text:p>
          </table:table-cell>
          <table:table-cell office:value-type="float" office:value="0.295082" calcext:value-type="float">
            <text:p>0.295082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4" calcext:value-type="float">
            <text:p>0.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08299" calcext:value-type="float">
            <text:p>0.108299</text:p>
          </table:table-cell>
          <table:table-cell office:value-type="float" office:value="0.126697" calcext:value-type="float">
            <text:p>0.126697</text:p>
          </table:table-cell>
          <table:table-cell office:value-type="float" office:value="0.290323" calcext:value-type="float">
            <text:p>0.290323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0.3" calcext:value-type="float">
            <text:p>0.3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" calcext:value-type="float">
            <text:p>0.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6384" calcext:value-type="float">
            <text:p>0.156384</text:p>
          </table:table-cell>
          <table:table-cell office:value-type="float" office:value="0.254296" calcext:value-type="float">
            <text:p>0.254296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382979" calcext:value-type="float">
            <text:p>0.382979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7273" calcext:value-type="float">
            <text:p>0.72727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1567" calcext:value-type="float">
            <text:p>0.131567</text:p>
          </table:table-cell>
          <table:table-cell office:value-type="float" office:value="0.419434" calcext:value-type="float">
            <text:p>0.419434</text:p>
          </table:table-cell>
          <table:table-cell office:value-type="float" office:value="0.715789" calcext:value-type="float">
            <text:p>0.715789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844765" calcext:value-type="float">
            <text:p>0.0844765</text:p>
          </table:table-cell>
          <table:table-cell office:value-type="float" office:value="0.197183" calcext:value-type="float">
            <text:p>0.197183</text:p>
          </table:table-cell>
          <table:table-cell office:value-type="float" office:value="0.237443" calcext:value-type="float">
            <text:p>0.237443</text:p>
          </table:table-cell>
          <table:table-cell office:value-type="float" office:value="0.40404" calcext:value-type="float">
            <text:p>0.40404</text:p>
          </table:table-cell>
          <table:table-cell office:value-type="float" office:value="0.318182" calcext:value-type="float">
            <text:p>0.31818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434783" calcext:value-type="float">
            <text:p>0.43478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1" office:value-type="float" office:value="11999" calcext:value-type="float">
            <text:p>11999</text:p>
          </table:table-cell>
          <table:table-cell office:value-type="float" office:value="11283" calcext:value-type="float">
            <text:p>11283</text:p>
          </table:table-cell>
          <table:table-cell office:value-type="float" office:value="9897" calcext:value-type="float">
            <text:p>9897</text:p>
          </table:table-cell>
          <table:table-cell office:value-type="float" office:value="9879" calcext:value-type="float">
            <text:p>9879</text:p>
          </table:table-cell>
          <table:table-cell office:value-type="float" office:value="10249" calcext:value-type="float">
            <text:p>10249</text:p>
          </table:table-cell>
          <table:table-cell office:value-type="float" office:value="7318" calcext:value-type="float">
            <text:p>7318</text:p>
          </table:table-cell>
          <table:table-cell office:value-type="float" office:value="7579" calcext:value-type="float">
            <text:p>7579</text:p>
          </table:table-cell>
          <table:table-cell office:value-type="float" office:value="10084" calcext:value-type="float">
            <text:p>10084</text:p>
          </table:table-cell>
          <table:table-cell office:value-type="float" office:value="7408" calcext:value-type="float">
            <text:p>7408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1" office:value-type="float" office:value="11160" calcext:value-type="float">
            <text:p>11160</text:p>
          </table:table-cell>
          <table:table-cell office:value-type="float" office:value="10956" calcext:value-type="float">
            <text:p>10956</text:p>
          </table:table-cell>
          <table:table-cell office:value-type="float" office:value="9493" calcext:value-type="float">
            <text:p>9493</text:p>
          </table:table-cell>
          <table:table-cell office:value-type="float" office:value="9457" calcext:value-type="float">
            <text:p>9457</text:p>
          </table:table-cell>
          <table:table-cell office:value-type="float" office:value="9734" calcext:value-type="float">
            <text:p>9734</text:p>
          </table:table-cell>
          <table:table-cell office:value-type="float" office:value="6881" calcext:value-type="float">
            <text:p>6881</text:p>
          </table:table-cell>
          <table:table-cell office:value-type="float" office:value="7100" calcext:value-type="float">
            <text:p>7100</text:p>
          </table:table-cell>
          <table:table-cell office:value-type="float" office:value="9239" calcext:value-type="float">
            <text:p>9239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1" office:value-type="float" office:value="65871" calcext:value-type="float">
            <text:p>65871</text:p>
          </table:table-cell>
          <table:table-cell office:value-type="float" office:value="54331" calcext:value-type="float">
            <text:p>54331</text:p>
          </table:table-cell>
          <table:table-cell office:value-type="float" office:value="46412" calcext:value-type="float">
            <text:p>46412</text:p>
          </table:table-cell>
          <table:table-cell office:value-type="float" office:value="46772" calcext:value-type="float">
            <text:p>46772</text:p>
          </table:table-cell>
          <table:table-cell office:value-type="float" office:value="32599" calcext:value-type="float">
            <text:p>32599</text:p>
          </table:table-cell>
          <table:table-cell office:value-type="float" office:value="32116" calcext:value-type="float">
            <text:p>32116</text:p>
          </table:table-cell>
          <table:table-cell office:value-type="float" office:value="33852" calcext:value-type="float">
            <text:p>33852</text:p>
          </table:table-cell>
          <table:table-cell office:value-type="float" office:value="46455" calcext:value-type="float">
            <text:p>46455</text:p>
          </table:table-cell>
          <table:table-cell office:value-type="float" office:value="33566" calcext:value-type="float">
            <text:p>33566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office:value-type="float" office:value="89030" calcext:value-type="float">
            <text:p>89030</text:p>
          </table:table-cell>
          <table:table-cell office:value-type="float" office:value="76570" calcext:value-type="float">
            <text:p>76570</text:p>
          </table:table-cell>
          <table:table-cell office:value-type="float" office:value="65802" calcext:value-type="float">
            <text:p>65802</text:p>
          </table:table-cell>
          <table:table-cell office:value-type="float" office:value="66108" calcext:value-type="float">
            <text:p>66108</text:p>
          </table:table-cell>
          <table:table-cell office:value-type="float" office:value="52582" calcext:value-type="float">
            <text:p>52582</text:p>
          </table:table-cell>
          <table:table-cell office:value-type="float" office:value="46315" calcext:value-type="float">
            <text:p>46315</text:p>
          </table:table-cell>
          <table:table-cell office:value-type="float" office:value="48531" calcext:value-type="float">
            <text:p>48531</text:p>
          </table:table-cell>
          <table:table-cell office:value-type="float" office:value="65778" calcext:value-type="float">
            <text:p>65778</text:p>
          </table:table-cell>
          <table:table-cell office:value-type="float" office:value="47991" calcext:value-type="float">
            <text:p>47991</text:p>
          </table:table-cell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COMB" table:style-name="ta1">
        <table:shapes>
          <draw:frame draw:z-index="0" draw:style-name="gr1" draw:text-style-name="P1" svg:width="453.51pt" svg:height="255.09pt" svg:x="132.63pt" svg:y="190.26pt">
            <draw:object draw:notify-on-update-of-ranges="TESTREPEATS_COMB.D5:TESTREPEATS_COMB.L5 TESTREPEATS_COMB.C6:TESTREPEATS_COMB.C6 TESTREPEATS_COMB.D6:TESTREPEATS_COMB.L6 TESTREPEATS_COMB.C7:TESTREPEATS_COMB.C7 TESTREPEATS_COMB.D7:TESTREPEATS_COMB.L7 TESTREPEATS_COMB.C8:TESTREPEATS_COMB.C8 TESTREPEATS_COMB.D8:TESTREPEATS_COMB.L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23:45:34.869861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10T09:08:37.351364371</dc:date>
    <meta:editing-duration>PT23H10M54S</meta:editing-duration>
    <meta:editing-cycles>87</meta:editing-cycles>
    <meta:document-statistic meta:table-count="4" meta:cell-count="91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10.303cm" svg:y="7.979cm" style:legend-expansion="custom" chartooo:width="5.126cm" chartooo:height="0.598cm" style:legend-expansion-aspect-ratio="8.57190635451505" chart:style-name="ch4"/>
        <chart:plot-area chart:style-name="ch5" table:cell-range-address="TESTREPEATS_1.C21:TESTREPEATS_1.K21 TESTREPEATS_1.B23:TESTREPEATS_1.K23 TESTREPEATS_1.B6:TESTREPEATS_1.K6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23:TESTREPEATS_1.K23" chart:label-cell-address="TESTREPEATS_1.B23:TESTREPEATS_1.B23" chart:class="chart:scatter">
            <chart:domain table:cell-range-address="TESTREPEATS_1.C21:TESTREPEATS_1.K21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1.B23:TESTREPEATS_1.B23</svg:desc>
                </draw:g>
              </table:table-cell>
              <table:table-cell office:value-type="float" office:value="NaN">
                <text:p>NaN</text:p>
                <draw:g>
                  <svg:desc>TESTREPEATS_1.C23:TESTREPEATS_1.K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NaN">
                <text:p>NaN</text:p>
                <draw:g>
                  <svg:desc>TESTREPEATS_1.C6:TESTREPEATS_1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6.938cm" svg:y="1.301cm" chart:style-name="ch3">
          <text:p>Repeats 10</text:p>
        </chart:subtitle>
        <chart:legend svg:x="10.447cm" svg:y="8.04cm" style:legend-expansion="custom" chartooo:width="5.126cm" chartooo:height="0.598cm" style:legend-expansion-aspect-ratio="8.57190635451505" chart:style-name="ch4"/>
        <chart:plot-area chart:style-name="ch5" table:cell-range-address="TESTREPEATS_10.C9:TESTREPEATS_10.K9 TESTREPEATS_10.B11:TESTREPEATS_10.K11 TESTREPEATS_10.B7:TESTREPEATS_10.K7 TESTREPEATS_10.B3:TESTREPEATS_10.B3 TESTREPEATS_10.D3:TESTREPEATS_10.D4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10.C9:TESTREPEATS_10.K9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0.C11:TESTREPEATS_10.K11" chart:label-cell-address="TESTREPEATS_10.B11:TESTREPEATS_10.B11" chart:class="chart:scatter">
            <chart:domain table:cell-range-address="TESTREPEATS_10.C9:TESTREPEATS_10.K9"/>
            <chart:data-point chart:repeated="9"/>
          </chart:series>
          <chart:series chart:attached-axis="secondary-y" chart:style-name="ch13" chart:values-cell-range-address="TESTREPEATS_10.C7:TESTREPEATS_10.K7" chart:label-cell-address="TESTREPEATS_10.B7:TESTREPEATS_10.B7" chart:class="chart:scatter">
            <chart:data-point chart:repeated="9"/>
          </chart:series>
          <chart:series chart:attached-axis="primary-y" chart:style-name="ch14" chart:values-cell-range-address="TESTREPEATS_10.D3:TESTREPEATS_10.D4" chart:label-cell-address="TESTREPEATS_10.B3:TESTREPEATS_10.B3" chart:class="chart:scatter">
            <chart:domain table:cell-range-address="TESTREPEATS_10.C3:TESTREPEATS_10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0.C9:TESTREPEATS_10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0.C9:TESTREPEATS_10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11:TESTREPEATS_10.B11</svg:desc>
                </draw:g>
              </table:table-cell>
              <table:table-cell office:value-type="float" office:value="0.153769">
                <text:p>0.153769</text:p>
                <draw:g>
                  <svg:desc>TESTREPEATS_10.C11:TESTREPEATS_10.K11</svg:desc>
                </draw:g>
              </table:table-cell>
              <table:table-cell office:value-type="float" office:value="0.229357">
                <text:p>0.229357</text:p>
              </table:table-cell>
              <table:table-cell office:value-type="float" office:value="0.381212">
                <text:p>0.381212</text:p>
              </table:table-cell>
              <table:table-cell office:value-type="float" office:value="0.437641">
                <text:p>0.437641</text:p>
              </table:table-cell>
              <table:table-cell office:value-type="float" office:value="0.440717">
                <text:p>0.440717</text:p>
              </table:table-cell>
              <table:table-cell office:value-type="float" office:value="0.541129">
                <text:p>0.541129</text:p>
              </table:table-cell>
              <table:table-cell office:value-type="float" office:value="0.474044">
                <text:p>0.474044</text:p>
              </table:table-cell>
              <table:table-cell office:value-type="float" office:value="0.527113">
                <text:p>0.527113</text:p>
              </table:table-cell>
              <table:table-cell office:value-type="float" office:value="0.639371">
                <text:p>0.639371</text:p>
              </table:table-cell>
            </table:table-row>
            <table:table-row>
              <table:table-cell office:value-type="string">
                <text:p>FPS</text:p>
                <draw:g>
                  <svg:desc>TESTREPEATS_10.B7:TESTREPEATS_10.B7</svg:desc>
                </draw:g>
              </table:table-cell>
              <table:table-cell office:value-type="float" office:value="0.546522749009428">
                <text:p>0.546522749009428</text:p>
                <draw:g>
                  <svg:desc>TESTREPEATS_10.C7:TESTREPEATS_10.K7</svg:desc>
                </draw:g>
              </table:table-cell>
              <table:table-cell office:value-type="float" office:value="0.662605142552134">
                <text:p>0.662605142552134</text:p>
              </table:table-cell>
              <table:table-cell office:value-type="float" office:value="0.775661466862018">
                <text:p>0.775661466862018</text:p>
              </table:table-cell>
              <table:table-cell office:value-type="float" office:value="0.769691268280168">
                <text:p>0.769691268280168</text:p>
              </table:table-cell>
              <table:table-cell office:value-type="float" office:value="1.10432835363048">
                <text:p>1.10432835363048</text:p>
              </table:table-cell>
              <table:table-cell office:value-type="float" office:value="1.12093660480757">
                <text:p>1.12093660480757</text:p>
              </table:table-cell>
              <table:table-cell office:value-type="float" office:value="1.0634526763559">
                <text:p>1.0634526763559</text:p>
              </table:table-cell>
              <table:table-cell office:value-type="float" office:value="0.774943493703584">
                <text:p>0.774943493703584</text:p>
              </table:table-cell>
              <table:table-cell office:value-type="float" office:value="1.07251385330394">
                <text:p>1.07251385330394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0.C3:TESTREPEATS_10.C4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0.B3:TESTREPEATS_10.B3</svg:desc>
                </draw:g>
              </table:table-cell>
              <table:table-cell office:value-type="float" office:value="0">
                <text:p>0</text:p>
                <draw:g>
                  <svg:desc>TESTREPEATS_10.D3:TESTREPEATS_10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9.845cm" svg:y="8cm" style:legend-expansion="custom" chartooo:width="5.672cm" chartooo:height="0.598cm" style:legend-expansion-aspect-ratio="9.48494983277592" chart:style-name="ch4"/>
        <chart:plot-area chart:style-name="ch5" table:cell-range-address="TESTREPEATS_1.C21:TESTREPEATS_1.K21 TESTREPEATS_1.B14:TESTREPEATS_1.K14 TESTREPEATS_1.B6:TESTREPEATS_1.K6 TESTREPEATS_1.B2:TESTREPEATS_1.B2 TESTREPEATS_1.D2:TESTREPEATS_1.D3" chart:data-source-has-labels="both" svg:x="1.331cm" svg:y="2.19cm" svg:width="13.468cm" svg:height="5.649cm">
          <chartooo:coordinate-region svg:x="2.283cm" svg:y="2.389cm" svg:width="11.603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6.672cm" chart:style-name="ch9">
              <text:p>Number of Segments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14:TESTREPEATS_1.K14" chart:label-cell-address="TESTREPEATS_1.B14:TESTREPEATS_1.B14" chart:class="chart:scatter">
            <chart:domain table:cell-range-address="TESTREPEATS_1.C21:TESTREPEATS_1.K21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series chart:attached-axis="primary-y" chart:style-name="ch14" chart:values-cell-range-address="TESTREPEATS_1.D2:TESTREPEATS_1.D3" chart:label-cell-address="TESTREPEATS_1.B2:TESTREPEATS_1.B2" chart:class="chart:scatter">
            <chart:domain table:cell-range-address="TESTREPEATS_1.C2:TESTREPEATS_1.C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umberOfSegments</text:p>
                <draw:g>
                  <svg:desc>TESTREPEATS_1.B14:TESTREPEATS_1.B14</svg:desc>
                </draw:g>
              </table:table-cell>
              <table:table-cell office:value-type="float" office:value="350">
                <text:p>350</text:p>
                <draw:g>
                  <svg:desc>TESTREPEATS_1.C14:TESTREPEATS_1.K14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NaN">
                <text:p>NaN</text:p>
                <draw:g>
                  <svg:desc>TESTREPEATS_1.C6:TESTREPEATS_1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.C2:TESTREPEATS_1.C3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.B2:TESTREPEATS_1.B2</svg:desc>
                </draw:g>
              </table:table-cell>
              <table:table-cell office:value-type="float" office:value="0">
                <text:p>0</text:p>
                <draw:g>
                  <svg:desc>TESTREPEATS_1.D2:TESTREPEATS_1.D3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9.799cm" svg:y="8.117cm" style:legend-expansion="custom" chartooo:width="6.2cm" chartooo:height="0.598cm" style:legend-expansion-aspect-ratio="10.3678929765886" chart:style-name="ch4"/>
        <chart:plot-area chart:style-name="ch5" table:cell-range-address="TESTREPEATS_1.C21:TESTREPEATS_1.K21 TESTREPEATS_1.B6:TESTREPEATS_1.K6 TESTREPEATS_1.B18:TESTREPEATS_1.K18 TESTREPEATS_1.B2:TESTREPEATS_1.B2 TESTREPEATS_1.D2:TESTREPEATS_1.D3" chart:data-source-has-labels="both" svg:x="1.331cm" svg:y="2.19cm" svg:width="13.468cm" svg:height="5.649cm">
          <chartooo:coordinate-region svg:x="1.908cm" svg:y="2.39cm" svg:width="11.978cm" svg:height="4.802cm"/>
          <chart:axis chart:dimension="x" chart:name="primary-x" chart:style-name="ch6" chartooo:axis-type="auto">
            <chart:title svg:x="6.668cm" svg:y="8.154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7.214cm" chart:style-name="ch9">
              <text:p>Area Covered(Per Segment)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secondary-y" chart:style-name="ch12" chart:values-cell-range-address="TESTREPEATS_1.C6:TESTREPEATS_1.K6" chart:label-cell-address="TESTREPEATS_1.B6:TESTREPEATS_1.B6" chart:class="chart:scatter">
            <chart:domain table:cell-range-address="TESTREPEATS_1.C21:TESTREPEATS_1.K21"/>
            <chart:data-point chart:repeated="9"/>
          </chart:series>
          <chart:series chart:attached-axis="primary-y" chart:style-name="ch13" chart:values-cell-range-address="TESTREPEATS_1.C18:TESTREPEATS_1.K18" chart:label-cell-address="TESTREPEATS_1.B18:TESTREPEATS_1.B18" chart:class="chart:scatter">
            <chart:data-point chart:repeated="9"/>
          </chart:series>
          <chart:series chart:attached-axis="primary-y" chart:style-name="ch13" chart:values-cell-range-address="TESTREPEATS_1.D2:TESTREPEATS_1.D3" chart:label-cell-address="TESTREPEATS_1.B2:TESTREPEATS_1.B2" chart:class="chart:scatter">
            <chart:domain table:cell-range-address="TESTREPEATS_1.C2:TESTREPEATS_1.C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NaN">
                <text:p>NaN</text:p>
                <draw:g>
                  <svg:desc>TESTREPEATS_1.C6:TESTREPEATS_1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eaCovered(PerSegment)</text:p>
                <draw:g>
                  <svg:desc>TESTREPEATS_1.B18:TESTREPEATS_1.B18</svg:desc>
                </draw:g>
              </table:table-cell>
              <table:table-cell office:value-type="float" office:value="0.00278397817460317">
                <text:p>0.00278397817460317</text:p>
                <draw:g>
                  <svg:desc>TESTREPEATS_1.C18:TESTREPEATS_1.K18</svg:desc>
                </draw:g>
              </table:table-cell>
              <table:table-cell office:value-type="float" office:value="0.0113673941798942">
                <text:p>0.0113673941798942</text:p>
              </table:table-cell>
              <table:table-cell office:value-type="float" office:value="0.0491898148148148">
                <text:p>0.0491898148148148</text:p>
              </table:table-cell>
              <table:table-cell office:value-type="float" office:value="0.110677083333333">
                <text:p>0.110677083333333</text:p>
              </table:table-cell>
              <table:table-cell office:value-type="float" office:value="0.149377893518519">
                <text:p>0.149377893518519</text:p>
              </table:table-cell>
              <table:table-cell office:value-type="float" office:value="0.248842592592593">
                <text:p>0.248842592592593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0.442708333333334">
                <text:p>0.442708333333334</text:p>
              </table:table-cell>
              <table:table-cell office:value-type="float" office:value="0.759548611111111">
                <text:p>0.759548611111111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.C2:TESTREPEATS_1.C3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.B2:TESTREPEATS_1.B2</svg:desc>
                </draw:g>
              </table:table-cell>
              <table:table-cell office:value-type="float" office:value="0">
                <text:p>0</text:p>
                <draw:g>
                  <svg:desc>TESTREPEATS_1.D2:TESTREPEATS_1.D3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Repeats 5</text:p>
        </chart:subtitle>
        <chart:legend svg:x="10.447cm" svg:y="8.04cm" style:legend-expansion="custom" chartooo:width="5.126cm" chartooo:height="0.598cm" style:legend-expansion-aspect-ratio="8.57190635451505" chart:style-name="ch4"/>
        <chart:plot-area chart:style-name="ch5" table:cell-range-address="TESTREPEATS_5.C9:TESTREPEATS_5.K9 TESTREPEATS_5.B11:TESTREPEATS_5.K11 TESTREPEATS_5.B7:TESTREPEATS_5.K7 TESTREPEATS_5.B3:TESTREPEATS_5.B3 TESTREPEATS_5.D3:TESTREPEATS_5.D4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5.C9:TESTREPEATS_5.K9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1:TESTREPEATS_5.K11" chart:label-cell-address="TESTREPEATS_5.B11:TESTREPEATS_5.B11" chart:class="chart:scatter">
            <chart:domain table:cell-range-address="TESTREPEATS_5.C9:TESTREPEATS_5.K9"/>
            <chart:data-point chart:repeated="9"/>
          </chart:series>
          <chart:series chart:attached-axis="secondary-y" chart:style-name="ch13" chart:values-cell-range-address="TESTREPEATS_5.C7:TESTREPEATS_5.K7" chart:label-cell-address="TESTREPEATS_5.B7:TESTREPEATS_5.B7" chart:class="chart:scatter">
            <chart:data-point chart:repeated="9"/>
          </chart:series>
          <chart:series chart:attached-axis="primary-y" chart:style-name="ch14" chart:values-cell-range-address="TESTREPEATS_5.D3:TESTREPEATS_5.D4" chart:label-cell-address="TESTREPEATS_5.B3:TESTREPEATS_5.B3" chart:class="chart:scatter">
            <chart:domain table:cell-range-address="TESTREPEATS_5.C3:TESTREPEATS_5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5.C9:TESTREPEATS_5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5.C9:TESTREPEATS_5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1:TESTREPEATS_5.B11</svg:desc>
                </draw:g>
              </table:table-cell>
              <table:table-cell office:value-type="float" office:value="NaN">
                <text:p>NaN</text:p>
                <draw:g>
                  <svg:desc>TESTREPEATS_5.C11:TESTREPEATS_5.K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EATS_5.B7:TESTREPEATS_5.B7</svg:desc>
                </draw:g>
              </table:table-cell>
              <table:table-cell office:value-type="float" office:value="NaN">
                <text:p>NaN</text:p>
                <draw:g>
                  <svg:desc>TESTREPEATS_5.C7:TESTREPEATS_5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5.C3:TESTREPEATS_5.C4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5.B3:TESTREPEATS_5.B3</svg:desc>
                </draw:g>
              </table:table-cell>
              <table:table-cell office:value-type="float" office:value="0">
                <text:p>0</text:p>
                <draw:g>
                  <svg:desc>TESTREPEATS_5.D3:TESTREPEATS_5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703cm" style:legend-expansion="high" chart:style-name="ch2"/>
        <chart:plot-area chart:style-name="ch3" table:cell-range-address="TESTREPEATS_COMB.C5:TESTREPEATS_COMB.L8" chart:data-source-has-labels="both" svg:x="0.32cm" svg:y="0.18cm" svg:width="13.646cm" svg:height="8.64cm">
          <chartooo:coordinate-region svg:x="1.047cm" svg:y="0.379cm" svg:width="12.732cm" svg:height="7.794cm"/>
          <chart:axis chart:dimension="x" chart:name="primary-x" chart:style-name="ch4" chartooo:axis-type="auto">
            <chartooo:date-scale/>
            <chart:categories table:cell-range-address="TESTREPEATS_COMB.D5:TESTREPEATS_COMB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REPEATS_COMB.D6:TESTREPEATS_COMB.L6" chart:label-cell-address="TESTREPEATS_COMB.C6:TESTREPEATS_COMB.C6" chart:class="chart:line">
            <chart:data-point chart:repeated="9"/>
          </chart:series>
          <chart:series chart:style-name="ch8" chart:values-cell-range-address="TESTREPEATS_COMB.D7:TESTREPEATS_COMB.L7" chart:label-cell-address="TESTREPEATS_COMB.C7:TESTREPEATS_COMB.C7" chart:class="chart:line">
            <chart:data-point chart:repeated="9"/>
          </chart:series>
          <chart:series chart:style-name="ch9" chart:values-cell-range-address="TESTREPEATS_COMB.D8:TESTREPEATS_COMB.L8" chart:label-cell-address="TESTREPEATS_COMB.C8:TESTREPEATS_COMB.C8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COMB.D5:TESTREPEATS_COMB.L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REPEATS_COMB.C6:TESTREPEATS_COMB.C6</svg:desc>
                </draw:g>
              </table:table-cell>
              <table:table-cell office:value-type="float" office:value="NaN">
                <text:p>NaN</text:p>
                <draw:g>
                  <svg:desc>TESTREPEATS_COMB.D6:TESTREPEATS_COMB.L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TESTREPEATS_COMB.C7:TESTREPEATS_COMB.C7</svg:desc>
                </draw:g>
              </table:table-cell>
              <table:table-cell office:value-type="float" office:value="NaN">
                <text:p>NaN</text:p>
                <draw:g>
                  <svg:desc>TESTREPEATS_COMB.D7:TESTREPEATS_COMB.L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TESTREPEATS_COMB.C8:TESTREPEATS_COMB.C8</svg:desc>
                </draw:g>
              </table:table-cell>
              <table:table-cell office:value-type="float" office:value="NaN">
                <text:p>NaN</text:p>
                <draw:g>
                  <svg:desc>TESTREPEATS_COMB.D8:TESTREPEATS_COMB.L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